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0f5c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oal outline</text:h>
      <text:p text:style-name="Standard">A Porthaven il team dovrà partecipare ai giochi della fiera per prendere confidenza con le meccaniche di gioco.</text:p>
      <text:p text:style-name="Standard">A Kingsbury si deve raggiungere Suliman nel castello per avere informazioni su quanto accaduto a Howl e sulle bestie che li hanno attaccati. Successivamente Suliman affida varie subquest che possono essere giocate liberamente tra le lande, Kingsbury e Porthaven per <text:s/>migliorare e prendere confidenza con le skills magiche prima di raggiungere Porthaven e partire per il viaggio.</text:p>
      <text:p text:style-name="Standard">In Salt Marina lo scopo è raccogliere informazioni su quanto possa essere accaduto a Howl <text:span text:style-name="T1">(scoprono che un potente mago giunto da Ingary ha esiliato il Re di Cal, di recente impazzito di dolore)</text:span>. Si trovano nel mezzo di un attacco dei mostri di Layton al bazaar, e fanno in modo di aiutare quanti più civili possibili.</text:p>
      <text:p text:style-name="Standard">Nelle Roaring Hills il gruppo di amici salva un piccolo villaggio dal proprio capo, tramutatosi in un orrendo mostro, dopo che era andato nella capitale per parlare con il re. Da giorni semina panico e terrore tra gli abitanti rapendo i loro figli e portandoli in una miniera poco distante. Una volta liberato il capo villaggio otterranno importanti informazioni <text:s/>su come arrivare alla capitale Cal senza essere scoperti dal nemico.</text:p>
      <text:p text:style-name="Standard">A Cal cercano informazioni su Howl e sulla terribile situazioni in città. Dopo aver incontrato Ben il loro obiettivo sarà liberare dei suoi compagni d'armi nel castello i quali avevano avuto a che fare con Howl. Per farlo devono trovare il modo di infiltrarsi nel castello passando per le fogne e poi trovare il modo per liberare I soldati dalla melma. Una volta riusciti devono ritrovare Ben che gli dirà di raggiungere il re.</text:p>
      <text:p text:style-name="Standard">Raggiunta la radura dovranno aiutare il re con delle sub-quest e otterranno delle informazioni aggiuntive sul Howl.</text:p>
      <text:p text:style-name="Standard">Quando arriva Layton il loro obiettivo sarà prima constrastare il suo esercito e, in un secondo momento, nascondersi per ordine del re, quando la situazione è disperata per cercare di salvarsi.</text:p>
      <text:p text:style-name="Standard">Nelle paludi l'obiettivo è superare orde di mostri e enigmi per raggiungere la montagna oscura.</text:p>
      <text:p text:style-name="Standard">Alla montagna oscura dopo essere riusciti a superare l'enorme cancello, manipolando il complesso sistema di leve e pulsanti del castello, si faranno strada tra le varie stanze per cercare l'esperienza di <text:s/>Howl. Una volta trovata, essendo stati scoperti, devono scappare dalla fortezza per raggiungere di nuovo Cal.</text:p>
      <text:p text:style-name="Standard">Tornati a Cal <text:s/>il loro obiettivo primario è trovare finalmente Howl. <text:s/>Per farlo attraversano la città nel pieno della rivolta guidata da Ben e, quando li trovano, li salvano da una situazione pericolosa e contribuiscono alla liberazione di Cal. Dopo di che aiuteranno Howl, tornato adulto, a fabbricare gli stivali delle sette leghe che useranno per tornare a Ingary.</text:p>
      <text:p text:style-name="Standard">Liberato Howl tornano a Ingary e si scontrano contro l'esercito di Layton a Porthaven e cercano di fermarlo ma Howl non è ancora nel pieno delle sue forza e ripiegano a Kingsbury.</text:p>
      <text:p text:style-name="Standard">Ripiegano a Kingsbury dove Suliman aiuta Howl a riprendersi del tutto e sconfiggono Layton. </text:p>
      <text:p text:style-name="Standard">SIDE GOAL (Ingary e Radme): Vengono ricercati anche alcuni dei pezzi si Inn dispersi dalla strega delle la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19T21:06:37.274033757</dc:date>
    <meta:editing-duration>PT3M14S</meta:editing-duration>
    <meta:editing-cycles>9</meta:editing-cycles>
    <meta:generator>LibreOffice/5.1.6.2$Linux_X86_64 LibreOffice_project/10m0$Build-2</meta:generator>
    <meta:document-statistic meta:table-count="1" meta:image-count="0" meta:object-count="0" meta:page-count="1" meta:paragraph-count="16" meta:word-count="516" meta:character-count="3159" meta:non-whitespace-character-count="2654"/>
    <meta:template xlink:type="simple" xlink:actuate="onRequest" xlink:title="" xlink:href="../MasterGameDesignDocument.odm" meta:date="2018-11-19T16:31:46.967000000"/>
  </office:meta>
</office:document-meta>
</file>